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text-properties fo:font-size="12pt" loext:padding="0cm" loext:border="none"/>
    </style:style>
    <style:style style:name="P3" style:family="paragraph" style:parent-style-name="Text_20_body">
      <style:paragraph-properties fo:text-align="center" style:justify-single-word="false"/>
      <style:text-properties fo:font-size="12pt" fo:font-weight="bold" officeooo:rsid="00143001" officeooo:paragraph-rsid="00143001" style:font-weight-asian="bold" style:font-weight-complex="bold" loext:padding="0cm" loext:border="none"/>
    </style:style>
    <style:style style:name="P4" style:family="paragraph" style:parent-style-name="Heading_20_3">
      <style:paragraph-properties fo:text-align="justify" style:justify-single-word="false"/>
      <style:text-properties fo:font-size="12pt" loext:padding="0cm" loext:border="none"/>
    </style:style>
    <style:style style:name="P5" style:family="paragraph" style:parent-style-name="Preformatted_20_Text">
      <style:paragraph-properties fo:text-align="justify" style:justify-single-word="false"/>
      <style:text-properties fo:font-size="12pt" fo:font-weight="bold" loext:padding="0cm" loext:border="none"/>
    </style:style>
    <style:style style:name="P6" style:family="paragraph" style:parent-style-name="Preformatted_20_Text">
      <style:paragraph-properties fo:text-align="justify" style:justify-single-word="false"/>
      <style:text-properties fo:font-size="12pt" loext:padding="0cm" loext:border="none"/>
    </style:style>
    <style:style style:name="P7" style:family="paragraph" style:parent-style-name="Preformatted_20_Text">
      <style:paragraph-properties fo:text-align="justify" style:justify-single-word="false"/>
    </style:style>
    <style:style style:name="P8" style:family="paragraph" style:parent-style-name="Preformatted_20_Text">
      <style:paragraph-properties fo:margin-top="0cm" fo:margin-bottom="0.499cm" loext:contextual-spacing="false" fo:text-align="justify" style:justify-single-word="false"/>
      <style:text-properties fo:font-size="12pt" loext:padding="0cm" loext:border="none"/>
    </style:style>
    <style:style style:name="P9" style:family="paragraph" style:parent-style-name="Text_20_body">
      <style:paragraph-properties fo:text-align="justify" style:justify-single-word="false"/>
      <style:text-properties fo:font-size="12pt" loext:padding="0cm" loext:border="none"/>
    </style:style>
    <style:style style:name="P10" style:family="paragraph" style:parent-style-name="Text_20_body" style:list-style-name="L1">
      <style:paragraph-properties fo:text-align="justify" style:justify-single-word="false"/>
      <style:text-properties fo:font-size="12pt" loext:padding="0cm" loext:border="none"/>
    </style:style>
    <style:style style:name="P11" style:family="paragraph" style:parent-style-name="Text_20_body" style:list-style-name="L2">
      <style:paragraph-properties fo:text-align="justify" style:justify-single-word="false"/>
      <style:text-properties fo:font-size="12pt" loext:padding="0cm" loext:border="none"/>
    </style:style>
    <style:style style:name="P12" style:family="paragraph" style:parent-style-name="Text_20_body">
      <style:paragraph-properties fo:text-align="justify" style:justify-single-word="false"/>
      <style:text-properties fo:font-size="12pt" fo:font-weight="bold" officeooo:rsid="00143001" officeooo:paragraph-rsid="00143001" style:font-weight-asian="bold" style:font-weight-complex="bold" loext:padding="0cm" loext:border="none"/>
    </style:style>
    <style:style style:name="P13" style:family="paragraph" style:parent-style-name="Text_20_body">
      <style:paragraph-properties fo:text-align="justify" style:justify-single-word="false"/>
      <style:text-properties fo:font-size="12pt" fo:font-weight="bold" officeooo:rsid="00177b62" officeooo:paragraph-rsid="00177b62" style:font-weight-asian="bold" style:font-weight-complex="bold" loext:padding="0cm" loext:border="none"/>
    </style:style>
    <style:style style:name="P14" style:family="paragraph" style:parent-style-name="Text_20_body">
      <style:paragraph-properties fo:text-align="justify" style:justify-single-word="false"/>
      <style:text-properties fo:font-size="12pt" officeooo:rsid="0017da8c" officeooo:paragraph-rsid="0017da8c" loext:padding="0cm" loext:border="none"/>
    </style:style>
    <style:style style:name="P15" style:family="paragraph" style:parent-style-name="Text_20_body" style:list-style-name="L1">
      <style:paragraph-properties fo:margin-top="0cm" fo:margin-bottom="0cm" loext:contextual-spacing="false" fo:text-align="justify" style:justify-single-word="false"/>
      <style:text-properties fo:font-size="12pt" loext:padding="0cm" loext:border="none"/>
    </style:style>
    <style:style style:name="P16" style:family="paragraph" style:parent-style-name="Text_20_body" style:list-style-name="L2">
      <style:paragraph-properties fo:margin-top="0cm" fo:margin-bottom="0cm" loext:contextual-spacing="false" fo:text-align="justify" style:justify-single-word="false"/>
      <style:text-properties fo:font-size="12pt" loext:padding="0cm" loext:border="none"/>
    </style:style>
    <style:style style:name="T1" style:family="text">
      <style:text-properties fo:font-weight="bold"/>
    </style:style>
    <style:style style:name="T2" style:family="text">
      <style:text-properties style:text-position="-33% 80%" fo:font-weight="bold"/>
    </style:style>
    <style:style style:name="T3" style:family="text">
      <style:text-properties style:text-position="33% 80%" fo:font-weight="bold"/>
    </style:style>
    <style:style style:name="T4" style:family="text">
      <style:text-properties officeooo:rsid="0015c5e5"/>
    </style:style>
    <style:style style:name="T5" style:family="text">
      <style:text-properties fo:font-weight="normal" style:font-weight-asian="normal" style:font-weight-complex="normal"/>
    </style:style>
    <style:style style:name="T6" style:family="text">
      <style:text-properties fo:color="#ce181e"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etting started with Competitive Programming</text:p>
      <text:p text:style-name="P3">Week 7 Practice Programming Problem</text:p>
      <text:p text:style-name="P12">Problem: Long Distance Games</text:p>
      <text:p text:style-name="P13"><text:span text:style-name="T6">Similar Practice Problem</text:span> - <text:a xlink:type="simple" xlink:href="https://www.hackerearth.com/practice/algorithms/graphs/depth-first-search/practice-problems/algorithm/maximum-spanning-tree/" text:style-name="Internet_20_link" text:visited-style-name="Visited_20_Internet_20_Link">https://www.hackerearth.com/practice/algorithms/graphs/depth-first-search/practice-problems/algorithm/maximum-spanning-tree/</text:a> </text:p>
      <text:p text:style-name="P2">When your friends find out that you are doing a NPTEL course (that too on competitive programming!), they challenge you to a game, with the following rules.</text:p>
      <text:list xml:id="list305978374" text:style-name="L1">
        <text:list-item>
          <text:p text:style-name="P15">In <text:span text:style-name="T1">D</text:span>-dimensional Euclidean space<text:span text:style-name="T4">s</text:span>, <text:span text:style-name="T1">N</text:span> lattice points are given. Every pair of points are not connected initially. The points are <text:span text:style-name="T1">not</text:span> guaranteed to be distinct. </text:p>
        </text:list-item>
        <text:list-item>
          <text:p text:style-name="P15">Let <text:span text:style-name="T1">(A</text:span><text:span text:style-name="T2">1</text:span><text:span text:style-name="T1">, A</text:span><text:span text:style-name="T2">2</text:span><text:span text:style-name="T1">, ..., A</text:span><text:span text:style-name="T2">D</text:span><text:span text:style-name="T1">)</text:span> and <text:span text:style-name="T1">(B</text:span><text:span text:style-name="T2">1</text:span><text:span text:style-name="T1">, B</text:span><text:span text:style-name="T2">2</text:span><text:span text:style-name="T1">, ..., B</text:span><text:span text:style-name="T2">D</text:span><text:span text:style-name="T1">)</text:span> be the coordinates of the points <text:span text:style-name="T1">A</text:span> and <text:span text:style-name="T1">B</text:span> respectively, then the distance between <text:span text:style-name="T1">A</text:span> and <text:span text:style-name="T1">B</text:span> is defined as <text:span text:style-name="T1">( (A</text:span><text:span text:style-name="T2">1</text:span><text:span text:style-name="T1">−B</text:span><text:span text:style-name="T2">1</text:span><text:span text:style-name="T1">)</text:span><text:span text:style-name="T3">2</text:span><text:span text:style-name="T1"> + (A</text:span><text:span text:style-name="T2">2</text:span><text:span text:style-name="T1">−B</text:span><text:span text:style-name="T2">2</text:span><text:span text:style-name="T1">)</text:span><text:span text:style-name="T3">2</text:span><text:span text:style-name="T1"> + ... + (A</text:span><text:span text:style-name="T2">D</text:span><text:span text:style-name="T1">−B</text:span><text:span text:style-name="T2">D</text:span><text:span text:style-name="T1">)</text:span><text:span text:style-name="T3">2</text:span><text:span text:style-name="T1"> )</text:span><text:span text:style-name="T3">1/2</text:span>. </text:p>
        </text:list-item>
        <text:list-item>
          <text:p text:style-name="P15">Your initial score is <text:span text:style-name="T1">one</text:span>. </text:p>
        </text:list-item>
        <text:list-item>
          <text:p text:style-name="P15">You can play as much as you want (of course, terms and conditions apply; if you have no valid moves left then you cannot take any more turns). </text:p>
        </text:list-item>
        <text:list-item>
          <text:p text:style-name="P15">In every turn, you can connect an unconnected pair of two given points, if this new connection does not form a cycle. That is, you cannot connect the pair of points <text:span text:style-name="T1">A</text:span> and <text:span text:style-name="T1">B</text:span>, if there exist points <text:span text:style-name="T1">X</text:span><text:span text:style-name="T2">1</text:span><text:span text:style-name="T1">, X</text:span><text:span text:style-name="T2">2</text:span><text:span text:style-name="T1">, ..., X</text:span><text:span text:style-name="T2">k</text:span> such that <text:span text:style-name="T1">A</text:span> connected to <text:span text:style-name="T1">X</text:span><text:span text:style-name="T2">1</text:span>, <text:span text:style-name="T1">X</text:span><text:span text:style-name="T2">1</text:span> connected to <text:span text:style-name="T1">X</text:span><text:span text:style-name="T2">2</text:span>, <text:span text:style-name="T1">X</text:span><text:span text:style-name="T2">2</text:span> connected to <text:span text:style-name="T1">X</text:span><text:span text:style-name="T2">3</text:span>,..., and <text:span text:style-name="T1">X</text:span><text:span text:style-name="T2">k</text:span> connected to <text:span text:style-name="T1">B</text:span>. </text:p>
        </text:list-item>
        <text:list-item>
          <text:p text:style-name="P10">Every time that you connect a pair of points, your score is multiplied by the square of the distance between them. </text:p>
        </text:list-item>
      </text:list>
      <text:p text:style-name="P2">Fortunately, this challenge happens during the very week that you are studying spanning trees, and of course, you are going to win! Specifically, you are going to determine the largest score that you can obtain. Since this number can be huge, you should output it modulo <text:span text:style-name="T1">747474747</text:span>. </text:p>
      <text:h text:style-name="P4" text:outline-level="3">Input</text:h>
      <text:p text:style-name="P2">The first line of input contains <text:span text:style-name="T1">T</text:span>, denoting the number of test cases. Then <text:span text:style-name="T1">T</text:span> test cases follow. </text:p>
      <text:p text:style-name="P2">The first line of each test case contains two space-separated-integers <text:span text:style-name="T1">N</text:span> and <text:span text:style-name="T1">D</text:span>. The next <text:span text:style-name="T1">N</text:span> lines contain <text:span text:style-name="T1">D</text:span> space-separated integers, denoting the coordinates of the given lattice points. </text:p>
      <text:h text:style-name="P4" text:outline-level="3">Output</text:h>
      <text:p text:style-name="P2">For each test case, output the maximal score modulo <text:span text:style-name="T1">747474747</text:span>. </text:p>
      <text:h text:style-name="P4" text:outline-level="3">Constrains</text:h>
      <text:list xml:id="list2240550112" text:style-name="L2">
        <text:list-item>
          <text:p text:style-name="P16"><text:span text:style-name="T1">1 ≤ T ≤ 6666</text:span> </text:p>
        </text:list-item>
        <text:list-item>
          <text:p text:style-name="P16"><text:span text:style-name="T1">1 ≤ N ≤ 6666</text:span> </text:p>
        </text:list-item>
        <text:list-item>
          <text:p text:style-name="P16"><text:span text:style-name="T1">1 ≤ D ≤ 5</text:span> </text:p>
        </text:list-item>
        <text:list-item>
          <text:p text:style-name="P16">The absolute value of any integer given in the input does not exceed <text:span text:style-name="T1">100000000 (10</text:span><text:span text:style-name="T3">8</text:span><text:span text:style-name="T1">)</text:span>. </text:p>
        </text:list-item>
        <text:list-item>
          <text:p text:style-name="P11">The sum of <text:span text:style-name="T1">N</text:span> in one input file does not exceed <text:span text:style-name="T1">6666</text:span>. </text:p>
        </text:list-item>
      </text:list>
      <text:h text:style-name="P4" text:outline-level="3"><text:soft-page-break/>Example</text:h>
      <text:p text:style-name="P5">Input:</text:p>
      <text:p text:style-name="P6">1</text:p>
      <text:p text:style-name="P6">3 2</text:p>
      <text:p text:style-name="P6">0 0</text:p>
      <text:p text:style-name="P6">-1 -1</text:p>
      <text:p text:style-name="P6">1 -1</text:p>
      <text:p text:style-name="P7"/>
      <text:p text:style-name="P5">Output:</text:p>
      <text:p text:style-name="P8">8</text:p>
      <text:h text:style-name="P4" text:outline-level="3">Explanation</text:h>
      <text:p text:style-name="P2">The distance between the first point and the second point is <text:span text:style-name="T1">((0−(−1))</text:span><text:span text:style-name="T3">2</text:span><text:span text:style-name="T1">+(0−(−1))</text:span><text:span text:style-name="T3">2</text:span><text:span text:style-name="T1">)</text:span><text:span text:style-name="T3">1/2</text:span><text:span text:style-name="T1"> = 2</text:span><text:span text:style-name="T3">1/2</text:span>.<text:line-break/>The distance between the first point and the third point is <text:span text:style-name="T1">((0−1)</text:span><text:span text:style-name="T3">2</text:span><text:span text:style-name="T1">+(0−(−1))</text:span><text:span text:style-name="T3">2</text:span><text:span text:style-name="T1">)</text:span><text:span text:style-name="T3">1/2</text:span><text:span text:style-name="T1"> = 2</text:span><text:span text:style-name="T3">1/2</text:span>.<text:line-break/>The distance between the second point and the third point is <text:span text:style-name="T1">(((−1)−1)</text:span><text:span text:style-name="T3">2</text:span><text:span text:style-name="T1">+((−1)−(−1))</text:span><text:span text:style-name="T3">2</text:span><text:span text:style-name="T1">)</text:span><text:span text:style-name="T3">1/2</text:span><text:span text:style-name="T1"> = 2</text:span>.</text:p>
      <text:p text:style-name="P2">One of the optimal ways is that you connect the third and the second points, and then connect the first and the second points. The maximum score is <text:span text:style-name="T1">2</text:span><text:span text:style-name="T3">2</text:span><text:span text:style-name="T1"> * (2</text:span><text:span text:style-name="T3">1/2</text:span><text:span text:style-name="T1">)</text:span><text:span text:style-name="T3">2</text:span><text:span text:style-name="T1"> = 8</text:span>.</text:p>
      <text:p text:style-name="P2"/>
      <text:p text:style-name="P14">Problem 2 - <text:a xlink:type="simple" xlink:href="https://www.codechef.com/ICL2016/problems/ICL16A" text:style-name="Internet_20_link" text:visited-style-name="Visited_20_Internet_20_Link">https://www.codechef.com/ICL2016/problems/ICL16A</text:a>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09T17:42:31.800660074</meta:creation-date>
    <dc:date>2022-09-09T19:14:18.425158897</dc:date>
    <meta:editing-duration>PT3M32S</meta:editing-duration>
    <meta:editing-cycles>4</meta:editing-cycles>
    <meta:generator>LibreOffice/6.0.7.3$Linux_X86_64 LibreOffice_project/00m0$Build-3</meta:generator>
    <meta:document-statistic meta:table-count="0" meta:image-count="0" meta:object-count="0" meta:page-count="2" meta:paragraph-count="36" meta:word-count="478" meta:character-count="2746" meta:non-whitespace-character-count="2298"/>
  </office:meta>
</office:document-meta>
</file>